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2300000CECE56EC0B3.tif" manifest:media-type="image/tiff"/>
  <manifest:file-entry manifest:full-path="Pictures/200000260000EA33000048730E9FA19E.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table-properties style:width="17.02cm"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23" style:family="paragraph" style:parent-style-name="Standard">
      <style:text-properties fo:font-size="6pt" fo:language="en" fo:country="US" style:font-size-asian="6pt" style:font-size-complex="6pt"/>
    </style:style>
    <style:style style:name="P24" style:family="paragraph" style:parent-style-name="Standard">
      <style:paragraph-properties fo:line-height="120%"/>
      <style:text-properties fo:font-size="6pt" fo:language="en" fo:country="US" style:font-size-asian="6pt" style:font-size-complex="6pt"/>
    </style:style>
    <style:style style:name="P25" style:family="paragraph" style:parent-style-name="Standard">
      <style:text-properties fo:font-size="10pt" fo:language="de" fo:country="AT" style:font-size-asian="10pt" style:font-size-complex="10pt"/>
    </style:style>
    <style:style style:name="P26" style:family="paragraph" style:parent-style-name="Standard">
      <style:text-properties fo:font-size="10pt" fo:language="de" fo:country="AT" style:font-size-asian="10pt" style:language-asian="de" style:country-asian="AT" style:font-size-complex="10pt"/>
    </style:style>
    <style:style style:name="P27" style:family="paragraph" style:parent-style-name="Standard">
      <style:text-properties fo:font-size="10pt" fo:language="en" fo:country="US" style:font-size-asian="8.75pt" style:font-size-complex="10pt"/>
    </style:style>
    <style:style style:name="P28" style:family="paragraph" style:parent-style-name="Standard">
      <style:paragraph-properties fo:line-height="110%" fo:text-align="center" style:justify-single-word="false"/>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31"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2"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3" style:family="paragraph" style:parent-style-name="Standard">
      <style:paragraph-properties fo:margin-top="0cm" fo:margin-bottom="0.423cm" fo:line-height="100%" fo:text-align="center" style:justify-single-word="false"/>
      <style:text-properties fo:font-size="16pt" fo:language="de" fo:country="AT" fo:font-weight="bold" style:font-size-asian="16pt" style:font-weight-asian="bold" style:font-size-complex="16pt"/>
    </style:style>
    <style:style style:name="P34" style:family="paragraph" style:parent-style-name="Standard">
      <style:paragraph-properties fo:margin-top="0.106cm" fo:margin-bottom="0.106cm" fo:line-height="100%"/>
      <style:text-properties fo:font-size="9pt" fo:language="en" fo:country="US" style:font-size-asian="9pt" style:font-size-complex="9pt"/>
    </style:style>
    <style:style style:name="P35" style:family="paragraph" style:parent-style-name="Standard">
      <style:paragraph-properties fo:margin-top="0.106cm" fo:margin-bottom="0.106cm" fo:line-height="100%"/>
      <style:text-properties fo:font-size="9pt" fo:language="de" fo:country="AT" style:font-size-asian="9pt" style:font-size-complex="9pt"/>
    </style:style>
    <style:style style:name="P36"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7"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8"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size-asian="9pt" style:font-size-complex="9pt"/>
    </style:style>
    <style:style style:name="P39" style:family="paragraph" style:parent-style-name="Standard">
      <style:paragraph-properties fo:margin-top="0.106cm" fo:margin-bottom="0cm">
        <style:tab-stops>
          <style:tab-stop style:position="7.001cm" style:leader-style="solid" style:leader-text="_"/>
        </style:tab-stops>
      </style:paragraph-properties>
      <style:text-properties fo:font-size="9pt" style:font-size-asian="9pt" style:font-size-complex="9pt"/>
    </style:style>
    <style:style style:name="P40" style:family="paragraph" style:parent-style-name="Standard">
      <style:paragraph-properties fo:margin-left="0cm" fo:margin-right="0cm" fo:text-indent="1.249cm" style:auto-text-indent="false"/>
      <style:text-properties fo:language="en" fo:country="US" style:language-asian="zxx" style:country-asian="none"/>
    </style:style>
    <style:style style:name="P41" style:family="paragraph" style:parent-style-name="Heading_20_5">
      <style:text-properties fo:font-size="9.5pt" style:font-size-asian="9.5pt" style:font-size-complex="9.5pt"/>
    </style:style>
    <style:style style:name="P42" style:family="paragraph" style:parent-style-name="Heading_20_5">
      <style:text-properties fo:font-size="9.5pt" fo:language="en" fo:country="US" style:font-size-asian="9.5pt" style:font-size-complex="9.5pt"/>
    </style:style>
    <style:style style:name="P43" style:family="paragraph" style:parent-style-name="Heading_20_5">
      <style:text-properties fo:font-size="10pt" style:font-size-asian="10pt" style:font-size-complex="10pt"/>
    </style:style>
    <style:style style:name="P44" style:family="paragraph" style:parent-style-name="Tabelleninhalt_20_neu">
      <style:text-properties fo:language="en" fo:country="US"/>
    </style:style>
    <style:style style:name="P45" style:family="paragraph" style:parent-style-name="Tabelleninhalt_20_neu">
      <style:paragraph-properties style:snap-to-layout-grid="false"/>
      <style:text-properties fo:language="en" fo:country="US" style:font-name-complex="Arial" style:font-size-complex="9pt"/>
    </style:style>
    <style:style style:name="P46" style:family="paragraph" style:parent-style-name="Tabelleninhalt_20_neu">
      <style:paragraph-properties fo:line-height="110%"/>
    </style:style>
    <style:style style:name="P47" style:family="paragraph" style:parent-style-name="Tabelleninhalt_20_neu">
      <style:paragraph-properties fo:orphans="2" fo:widows="2" style:writing-mode="lr-tb"/>
    </style:style>
    <style:style style:name="P48" style:family="paragraph" style:parent-style-name="Table_20_Contents">
      <style:text-properties style:font-name="Arial" fo:font-size="7.5pt" fo:font-weight="normal" style:font-size-asian="7.5pt" style:font-weight-asian="normal" style:font-size-complex="7.5pt" style:font-weight-complex="normal"/>
    </style:style>
    <style:style style:name="P49" style:family="paragraph" style:parent-style-name="Table_20_Contents">
      <style:text-properties style:font-name="Arial" fo:font-size="7.5pt" style:font-size-asian="7.5pt" style:font-size-complex="7.5pt"/>
    </style:style>
    <style:style style:name="P50" style:family="paragraph" style:parent-style-name="Standard">
      <style:paragraph-properties fo:margin-top="0.101cm" fo:margin-bottom="0.101cm" fo:text-align="center" style:justify-single-word="false" style:shadow="none"/>
      <style:text-properties fo:font-size="9pt" fo:language="en" fo:country="US" style:font-size-asian="9pt" style:font-name-complex="Arial" style:font-size-complex="9pt"/>
    </style:style>
    <style:style style:name="P51" style:family="paragraph" style:parent-style-name="Standard">
      <style:paragraph-properties fo:margin-top="0.101cm" fo:margin-bottom="0.101cm"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52" style:family="paragraph" style:parent-style-name="Standard">
      <style:paragraph-properties fo:margin-top="0.101cm" fo:margin-bottom="0.101cm"/>
      <style:text-properties fo:font-size="9pt" fo:language="de" fo:country="AT" fo:font-weight="bold" style:font-size-asian="9pt" style:font-weight-asian="bold" style:font-name-complex="Arial" style:font-size-complex="9pt"/>
    </style:style>
    <style:style style:name="P53" style:family="paragraph" style:parent-style-name="Standard">
      <style:paragraph-properties fo:margin-top="0.101cm" fo:margin-bottom="0.101cm" fo:text-align="center" style:justify-single-word="false"/>
      <style:text-properties fo:font-size="9pt" fo:language="de" fo:country="AT" fo:font-weight="bold" style:font-size-asian="9pt" style:font-weight-asian="bold" style:font-name-complex="Arial" style:font-size-complex="9pt"/>
    </style:style>
    <style:style style:name="P54" style:family="paragraph" style:parent-style-name="Standard">
      <style:paragraph-properties fo:margin-top="0.101cm" fo:margin-bottom="0.101cm"/>
      <style:text-properties fo:font-size="9pt" fo:language="en" fo:country="US" style:font-size-asian="9pt" style:font-name-complex="Arial" style:font-size-complex="9pt"/>
    </style:style>
    <style:style style:name="P55" style:family="paragraph" style:parent-style-name="Standard">
      <style:paragraph-properties fo:margin-top="0.101cm" fo:margin-bottom="0.101cm" fo:text-align="center" style:justify-single-word="false"/>
      <style:text-properties fo:font-size="9pt" fo:language="en" fo:country="US" style:font-size-asian="9pt" style:font-name-complex="Arial" style:font-size-complex="9pt"/>
    </style:style>
    <style:style style:name="P56" style:family="paragraph" style:parent-style-name="Standard">
      <style:text-properties fo:language="de" fo:country="AT"/>
    </style:style>
    <style:style style:name="P57"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58"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P59" style:family="paragraph" style:parent-style-name="Formatvorlage_20_Aufzählung_20_2">
      <style:text-properties fo:font-size="10pt" fo:language="de" fo:country="AT" style:font-size-asian="10pt" style:font-size-complex="10pt"/>
    </style:style>
    <style:style style:name="P60" style:family="paragraph" style:parent-style-name="Formatvorlage_20_Aufzählung_20_2">
      <style:text-properties fo:font-size="9.5pt" fo:language="en" fo:country="US" style:font-size-asian="9.5pt" style:font-size-complex="9.5pt"/>
    </style:style>
    <style:style style:name="P61" style:family="paragraph" style:parent-style-name="Formatvorlage_20_Aufzählung_20_2">
      <style:text-properties fo:font-size="9.5pt" fo:language="de" fo:country="AT" style:font-size-asian="9.5pt" style:font-size-complex="9.5pt"/>
    </style:style>
    <style:style style:name="P62" style:family="paragraph" style:parent-style-name="Heading_20_4" style:master-page-name="Standard">
      <style:paragraph-properties style:page-number="1"/>
      <style:text-properties style:use-window-font-color="true"/>
    </style:style>
    <style:style style:name="P63" style:family="paragraph" style:parent-style-name="Heading_20_4" style:master-page-name="Convert_20_1">
      <style:paragraph-properties style:page-number="auto"/>
      <style:text-properties style:use-window-font-color="true" fo:language="en" fo:country="US"/>
    </style:style>
    <style:style style:name="P64" style:family="paragraph" style:parent-style-name="Formatvorlage_20_Aufzählung_20_1">
      <style:text-properties fo:font-size="10pt" fo:language="de" fo:country="AT" style:font-size-asian="10pt" style:font-size-complex="10pt"/>
    </style:style>
    <style:style style:name="P65" style:family="paragraph" style:parent-style-name="Formatvorlage_20_Aufzählung_20_1">
      <style:text-properties fo:font-size="9.5pt" fo:language="en" fo:country="US" style:font-size-asian="9.5pt" style:font-size-complex="9.5pt"/>
    </style:style>
    <style:style style:name="P66"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8"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9" style:family="text">
      <style:text-properties style:font-name="Arial" fo:language="de" fo:country="AT" style:font-name-asian="Times New Roman" style:font-name-complex="Arial" style:language-complex="ar" style:country-complex="SA"/>
    </style:style>
    <style:style style:name="T10" style:family="text">
      <style:text-properties fo:font-weight="normal" style:font-weight-asian="normal" style:font-weight-complex="normal"/>
    </style:style>
    <style:style style:name="T11" style:family="text">
      <style:text-properties fo:font-size="16pt" fo:language="de" fo:country="A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
      <text:p text:style-name="P2"/>
      <text:p text:style-name="P2"/>
      <text:p text:style-name="P2"/>
      <text:p text:style-name="P33">ANHANG ZUM DIPLOM</text:p>
      <text:p text:style-name="P33">DIPLOMA SUPPLEMENT</text:p>
      <text:p text:style-name="P9"/>
      <text:p text:style-name="P28"><text:span text:style-name="Tabelleninhalt"><text:span text:style-name="T8">&lt;xsl:value-of select="studiengang_typ"/&gt;</text:span></text:span><text:span text:style-name="T11">-Studiengang</text:span></text:p>
      <text:p text:style-name="P28"><text:span text:style-name="Tabelleninhalt"><text:span text:style-name="T7">&lt;xsl:value-of select="studiengang_bezeichnung_deutsch"/&gt;</text:span></text:span></text:p>
      <text:p text:style-name="P11"/>
      <text:p text:style-name="P4"><text:span text:style-name="Tabelleninhalt"><text:span text:style-name="T9">&lt;xsl:value-of select="studiengang_typ"/&gt;</text:span></text:span>’s degree program</text:p>
      <text:p text:style-name="P3"><text:span text:style-name="Tabelleninhalt"><text:span text:style-name="T9">&lt;xsl:value-of select="studiengang_bezeichnung_englisch"/&gt;</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4"><text:span text:style-name="Tabelleninhalt">1.1</text:span> </text:p>
          </table:table-cell>
          <table:table-cell table:style-name="Table2.B2" office:value-type="string">
            <text:p text:style-name="P46"><text:span text:style-name="Tabelleninhalt">Familienname(n)</text:span> </text:p>
            <text:p text:style-name="P46"><text:span text:style-name="Tabelleninhalt">Family Name(s)</text:span> </text:p>
          </table:table-cell>
          <table:table-cell table:style-name="Table2.C2" office:value-type="string">
            <text:p text:style-name="P47"><text:span text:style-name="Tabelleninhalt"><text:span text:style-name="T6">&lt;xsl:value-of select="nachname"/&gt;</text:span></text:span></text:p>
          </table:table-cell>
        </table:table-row>
        <table:table-row table:style-name="Table2.3">
          <table:table-cell table:style-name="Table2.A3" office:value-type="string">
            <text:p text:style-name="P44"><text:span text:style-name="Tabelleninhalt">1.2</text:span> </text:p>
          </table:table-cell>
          <table:table-cell table:style-name="Table2.B3" office:value-type="string">
            <text:p text:style-name="P46"><text:span text:style-name="Tabelleninhalt">Vorname(n)</text:span> </text:p>
            <text:p text:style-name="P46"><text:span text:style-name="Tabelleninhalt">Given Name(s)</text:span> </text:p>
          </table:table-cell>
          <table:table-cell table:style-name="Table2.C3" office:value-type="string">
            <text:p text:style-name="P48">&lt;xsl:value-of select="vorname"/&gt;</text:p>
          </table:table-cell>
        </table:table-row>
        <table:table-row table:style-name="Table2.4">
          <table:table-cell table:style-name="Table2.A4" office:value-type="string">
            <text:p text:style-name="P44"><text:span text:style-name="Tabelleninhalt">1.3</text:span> </text:p>
          </table:table-cell>
          <table:table-cell table:style-name="Table2.B4" office:value-type="string">
            <text:p text:style-name="P46"><text:span text:style-name="Tabelleninhalt">Geburtsdatum (TT.MM.JJJJ)</text:span> </text:p>
            <text:p text:style-name="P46"><text:span text:style-name="Tabelleninhalt">Date of birth (DD.MM.YYYY)</text:span> </text:p>
          </table:table-cell>
          <table:table-cell table:style-name="Table2.C4" office:value-type="string">
            <text:p text:style-name="P48"><text:span text:style-name="Tabelleninhalt">&lt;xsl:value-of select="geburtsdatum"/&gt;</text:span></text:p>
          </table:table-cell>
        </table:table-row>
        <table:table-row table:style-name="Table2.5">
          <table:table-cell table:style-name="Table2.A5" office:value-type="string">
            <text:p text:style-name="P44"><text:span text:style-name="Tabelleninhalt">1.4</text:span> </text:p>
          </table:table-cell>
          <table:table-cell table:style-name="Table2.B5" office:value-type="string">
            <text:p text:style-name="P46"><text:span text:style-name="Tabelleninhalt">Personenkennzeichen</text:span> </text:p>
            <text:p text:style-name="P46"><text:span text:style-name="Tabelleninhalt">Student identification number</text:span> </text:p>
          </table:table-cell>
          <table:table-cell table:style-name="Table2.C5" office:value-type="string">
            <text:p text:style-name="P49"><text:span text:style-name="Tabelleninhalt"><text:span text:style-name="T10">&lt;xsl:value-of select="matrikelnummer"/&gt;</text:span></text:span><text:span text:style-name="Tabelleninhalt"><text:span text:style-name="T10"> </text:span></text:span><text:span text:style-name="Tabelleninhalt"><text:span text:style-name="T10"><text:s/></text:span></text:span></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4"><text:span text:style-name="Tabelleninhalt">2.1</text:span> </text:p>
          </table:table-cell>
          <table:table-cell table:style-name="Table3.B2" office:value-type="string">
            <text:p text:style-name="P46"><text:span text:style-name="Tabelleninhalt">Name der Qualifikation und verliehener Titel</text:span> </text:p>
            <text:p text:style-name="P46"><text:span text:style-name="Tabelleninhalt">Name of qualification, title conferred</text:span> </text:p>
          </table:table-cell>
          <table:table-cell table:style-name="Table3.C2" office:value-type="string">
            <text:p text:style-name="P46"><text:span text:style-name="Tabelleninhalt">&lt;xsl:value-of-select=“titel_de“/&gt;</text:span></text:p>
            <text:p text:style-name="P46"><text:span text:style-name="Tabelleninhalt">&lt;xsl:value-of-select=“titel_en“/&gt;</text:span></text:p>
          </table:table-cell>
        </table:table-row>
        <table:table-row table:style-name="Table3.3">
          <table:table-cell table:style-name="Table3.A3" office:value-type="string">
            <text:p text:style-name="P44"><text:span text:style-name="Tabelleninhalt">2.2</text:span> </text:p>
          </table:table-cell>
          <table:table-cell table:style-name="Table3.B3" office:value-type="string">
            <text:p text:style-name="P46"><text:span text:style-name="Tabelleninhalt">Hauptstudierfach oder -fächer für die Qualifikation</text:span> </text:p>
            <text:p text:style-name="P46"><text:span text:style-name="Tabelleninhalt">Main field(s) of study for the qualification</text:span> </text:p>
          </table:table-cell>
          <table:table-cell table:style-name="Table3.C3" office:value-type="string">
            <text:p text:style-name="P46"><text:span text:style-name="Tabelleninhalt">&lt;xsl:value-of-select=“studiengang_bezeichnung_deutsch“/&gt;</text:span></text:p>
            <text:p text:style-name="P46"><text:span text:style-name="Tabelleninhalt">&lt;xsl:value-of-select=“studiengang_bezeichnung_englisch“/&gt;</text:span></text:p>
          </table:table-cell>
        </table:table-row>
        <table:table-row table:style-name="Table3.4">
          <table:table-cell table:style-name="Table3.A4" office:value-type="string">
            <text:p text:style-name="P44"><text:span text:style-name="Tabelleninhalt">2.3</text:span> </text:p>
          </table:table-cell>
          <table:table-cell table:style-name="Table3.B4" office:value-type="string">
            <text:p text:style-name="P46"><text:span text:style-name="Tabelleninhalt">Name und Status der Organisation, die die Qualifikation verliehen hat</text:span> </text:p>
            <text:p text:style-name="P46"><text:span text:style-name="Tabelleninhalt">Name and status of awarding institution</text:span> </text:p>
          </table:table-cell>
          <table:table-cell table:style-name="Table3.C4" office:value-type="string">
            <text:p text:style-name="P46"><text:span text:style-name="Tabelleninhalt"><text:span text:style-name="T2">Fachhochschule Technikum Wien, Verleihung des Status „Fachhochschule" im November 2000</text:span></text:span><text:span text:style-name="Tabelleninhalt"> </text:span></text:p>
            <text:p text:style-name="P46"><text:span text:style-name="Tabelleninhalt"><text:span text:style-name="T3">University of Applied Sciences Technikum Wien, status University of Applied Science </text:span></text:span><text:span text:style-name="Tabelleninhalt">conferred November 2000</text:span> </text:p>
          </table:table-cell>
        </table:table-row>
        <table:table-row table:style-name="Table3.5">
          <table:table-cell table:style-name="Table3.A5" office:value-type="string">
            <text:p text:style-name="P44"><text:span text:style-name="Tabelleninhalt">2.4</text:span> </text:p>
          </table:table-cell>
          <table:table-cell table:style-name="Table3.B5" office:value-type="string">
            <text:p text:style-name="P46"><text:span text:style-name="Tabelleninhalt"><text:span text:style-name="T1">Name und Status der Einrichtung, die das Studium durchführte</text:span></text:span><text:span text:style-name="Tabelleninhalt"> </text:span></text:p>
            <text:p text:style-name="P46"><text:span text:style-name="Tabelleninhalt"><text:span text:style-name="T1">Name and status of insti</text:span></text:span><text:span text:style-name="Tabelleninhalt"> </text:span><text:span text:style-name="Tabelleninhalt">tution administering studies</text:span> </text:p>
          </table:table-cell>
          <table:table-cell table:style-name="Table3.C5" office:value-type="string">
            <text:p text:style-name="P46"><text:span text:style-name="Tabelleninhalt">Fachhochschule Technikum Wien, Verleihung des Status „Fachhochschule" im November 2000 </text:span></text:p>
            <text:p text:style-name="P46"><text:span text:style-name="Tabelleninhalt"><text:span text:style-name="T3">University of Applied Sciences Technikum Wien, status University of Applied Science conferred November 2000</text:span></text:span><text:span text:style-name="Tabelleninhalt"> </text:span></text:p>
          </table:table-cell>
        </table:table-row>
        <table:table-row table:style-name="Table3.6">
          <table:table-cell table:style-name="Table3.A6" office:value-type="string">
            <text:p text:style-name="P44"><text:span text:style-name="Tabelleninhalt">2.5</text:span> </text:p>
          </table:table-cell>
          <table:table-cell table:style-name="Table3.B6" office:value-type="string">
            <text:p text:style-name="P46"><text:span text:style-name="Tabelleninhalt">Im Unterricht / in den Prüfungen verwendete Sprachen</text:span> </text:p>
            <text:p text:style-name="P46"><text:span text:style-name="Tabelleninhalt">Language(s) of instruction / examination</text:span> </text:p>
          </table:table-cell>
          <table:table-cell table:style-name="Table3.C6" office:value-type="string">
            <text:p text:style-name="P46"><text:span text:style-name="Tabelleninhalt">&lt;xsl:value-of-select=“sprache_deutsch“/&gt;<text:line-break/></text:span></text:p>
            <text:p text:style-name="P46"><text:span text:style-name="Tabelleninhalt">&lt;xsl:value-of-select=“sprache_englisch“/&gt;</text:span></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text:span text:style-name="Tabelleninhalt">3.1</text:span> </text:p>
          </table:table-cell>
          <table:table-cell table:style-name="Table4.B2" office:value-type="string">
            <text:p text:style-name="P46"><text:span text:style-name="Tabelleninhalt">Niveau der Qualifikation</text:span> </text:p>
            <text:p text:style-name="P46"><text:span text:style-name="Tabelleninhalt">Level of qualification</text:span> </text:p>
          </table:table-cell>
          <table:table-cell table:style-name="Table4.C2" office:value-type="string">
            <text:p text:style-name="P46"><text:span text:style-name="Tabelleninhalt">&lt;xsl:value-of-select=“niveau_deutsch“/&gt;</text:span></text:p>
            <text:p text:style-name="P46"><text:span text:style-name="Tabelleninhalt">&lt;xsl:value-of-select=“niveau_englisch“/&gt;</text:span></text:p>
          </table:table-cell>
        </table:table-row>
        <table:table-row table:style-name="Table4.3">
          <table:table-cell table:style-name="Table4.A3" office:value-type="string">
            <text:p text:style-name="P44"><text:span text:style-name="Tabelleninhalt">3.2</text:span> </text:p>
          </table:table-cell>
          <table:table-cell table:style-name="Table4.B3" office:value-type="string">
            <text:p text:style-name="P46"><text:span text:style-name="Tabelleninhalt">Regelstudienzeit (gesetzliche Studiendauer)</text:span> </text:p>
            <text:p text:style-name="P46"><text:span text:style-name="Tabelleninhalt">Official length of program</text:span> </text:p>
          </table:table-cell>
          <table:table-cell table:style-name="Table4.C3" office:value-type="string">
            <text:p text:style-name="P46"><text:span text:style-name="Tabelleninhalt">&lt;xsl:value-of-select=“semester“/&gt; Semester | &lt;xsl:value-of-select:“jahre“/&gt; Jahre | &lt;xsl:value-of-select=“ects“/&gt; ECTS</text:span></text:p>
            <text:p text:style-name="P46"><text:span text:style-name="Tabelleninhalt">&lt;xsl:value-of-select=“semester“/&gt; semester(s) | &lt;xsl:value-of-select:“jahre“/&gt; year(s) | &lt;xsl:value-of-select:“ects“/&gt; ECTS</text:span></text:p>
          </table:table-cell>
        </table:table-row>
        <table:table-row table:style-name="Table4.4">
          <table:table-cell table:style-name="Table4.A4" office:value-type="string">
            <text:p text:style-name="P44"><text:span text:style-name="Tabelleninhalt">3.3</text:span> </text:p>
          </table:table-cell>
          <table:table-cell table:style-name="Table4.B4" office:value-type="string">
            <text:p text:style-name="P46"><text:span text:style-name="Tabelleninhalt">Zulassungsvoraussetzungen</text:span> </text:p>
            <text:p text:style-name="P46"><text:span text:style-name="Tabelleninhalt">Access requirement(s)</text:span> </text:p>
          </table:table-cell>
          <table:table-cell table:style-name="Table4.C4" office:value-type="string">
            <text:p text:style-name="P46"><text:span text:style-name="Tabelleninhalt">&lt;xsl:value-of-select=“zulassungsvoraussetzungen_deutsch“/&gt;</text:span></text:p>
            <text:p text:style-name="P46"><text:span text:style-name="Tabelleninhalt">&lt;xsl:value-of-select=“zulassungsvoraussetzungen_englisch“/&gt;</text:span></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text:span text:style-name="Tabelleninhalt">4.1</text:span> </text:p>
          </table:table-cell>
          <table:table-cell table:style-name="Table5.B2" office:value-type="string">
            <text:p text:style-name="P46"><text:span text:style-name="Tabelleninhalt">Studienart / Mode of Study</text:span> </text:p>
          </table:table-cell>
          <table:table-cell table:style-name="Table5.C2" table:number-columns-spanned="4" office:value-type="string">
            <text:p text:style-name="P46"><text:span text:style-name="Tabelleninhalt">&lt;xsl:value-of-select=“studienart“/&gt;</text:span></text:p>
          </table:table-cell>
          <table:covered-table-cell/>
          <table:covered-table-cell/>
          <table:covered-table-cell/>
        </table:table-row>
        <table:table-row table:style-name="Table5.3">
          <table:table-cell table:style-name="Table5.A3" office:value-type="string">
            <text:p text:style-name="Tabelleninhalt_20_neu"><text:span text:style-name="Tabelleninhalt"><text:span text:style-name="T1">4.2</text:span></text:span><text:span text:style-name="Tabelleninhalt"> </text:span></text:p>
          </table:table-cell>
          <table:table-cell table:style-name="Table5.B3" office:value-type="string">
            <text:p text:style-name="P46"><text:span text:style-name="Tabelleninhalt">Anforderungen des Studiums</text:span> </text:p>
            <text:p text:style-name="P46"><text:span text:style-name="Tabelleninhalt">Program requirements</text:span> </text:p>
          </table:table-cell>
          <table:table-cell table:style-name="Table5.C3" table:number-columns-spanned="4" office:value-type="string">
            <text:p text:style-name="P46"><text:span text:style-name="Tabelleninhalt">&lt;xsl:value-of-select=“anforderungen_deutsch“/&gt;</text:span></text:p>
            <text:p text:style-name="P46"><text:span text:style-name="Tabelleninhalt">&lt;xsl:value-of-select=“anforderungen_englisch“/&gt;</text:span></text:p>
          </table:table-cell>
          <table:covered-table-cell/>
          <table:covered-table-cell/>
          <table:covered-table-cell/>
        </table:table-row>
        <table:table-row table:style-name="Table5.4">
          <table:table-cell table:style-name="Table5.A4" office:value-type="string">
            <text:p text:style-name="P44"><text:span text:style-name="Tabelleninhalt">4.3</text:span> </text:p>
          </table:table-cell>
          <table:table-cell table:style-name="Table5.B4" office:value-type="string">
            <text:p text:style-name="P46"><text:span text:style-name="Tabelleninhalt">Angaben zum Studium (z.B absolvierte Module und Einheiten) und erzielte Noten/Bewertungen/ECTS Anrechnungspunkte</text:span> </text:p>
            <text:p text:style-name="P46"><text:span text:style-name="Tabelleninhalt">Program details (courses, modules or units of studied, individual grades obtained)</text:span> </text:p>
          </table:table-cell>
          <table:table-cell table:style-name="Table5.C4" table:number-columns-spanned="4" office:value-type="string">
            <text:p text:style-name="P46"><text:span text:style-name="Tabelleninhalt">&lt;xsl:value-of-select=“ects“/&gt; ECTS</text:span></text:p>
            <text:p text:style-name="P46"><text:span text:style-name="Tabelleninhalt">Siehe “Studiendaten“</text:span></text:p>
            <text:p text:style-name="P46"><text:span text:style-name="Tabelleninhalt">See “Transcript of Records“</text:span></text:p>
          </table:table-cell>
          <table:covered-table-cell/>
          <table:covered-table-cell/>
          <table:covered-table-cell/>
        </table:table-row>
        <table:table-row table:style-name="Table5.5">
          <table:table-cell table:style-name="Table5.A13" table:number-rows-spanned="9" office:value-type="string">
            <text:p text:style-name="P44"><text:span text:style-name="Tabelleninhalt">4.4</text:span> </text:p>
          </table:table-cell>
          <table:table-cell table:style-name="Table5.B13" table:number-rows-spanned="9" office:value-type="string">
            <text:p text:style-name="P46"><text:span text:style-name="Tabelleninhalt">Notenskala</text:span> </text:p>
            <text:p text:style-name="P46"><text:span text:style-name="Tabelleninhalt">Grading scheme, grade translation and grade distribution guidance</text:span> </text:p>
            <text:p text:style-name="P46"><text:span text:style-name="Tabelleninhalt"/></text:p>
            <text:p text:style-name="P46"><text:span text:style-name="Tabelleninhalt"/></text:p>
          </table:table-cell>
          <table:table-cell table:style-name="Table5.C5" office:value-type="string">
            <text:p text:style-name="P46"><text:span text:style-name="Tabelleninhalt">Nationale Notenskala</text:span> </text:p>
            <text:p text:style-name="P46"><text:span text:style-name="Tabelleninhalt">Local Grades</text:span> </text:p>
          </table:table-cell>
          <table:table-cell table:style-name="Table5.D5" office:value-type="string">
            <text:p text:style-name="P46"><text:span text:style-name="Tabelleninhalt">Definition</text:span> </text:p>
          </table:table-cell>
          <table:table-cell table:style-name="Table5.E5" office:value-type="string">
            <text:p text:style-name="P46"><text:span text:style-name="Tabelleninhalt"><text:span text:style-name="T2">%-</text:span></text:span><text:span text:style-name="Tabelleninhalt"> </text:span><text:span text:style-name="Tabelleninhalt">ave 1</text:span> </text:p>
          </table:table-cell>
          <table:table-cell table:style-name="Table5.F5" office:value-type="string">
            <text:p text:style-name="P46"><text:span text:style-name="Tabelleninhalt"><text:span text:style-name="T2">%-</text:span></text:span><text:span text:style-name="Tabelleninhalt"> </text:span><text:span text:style-name="Tabelleninhalt">ave 2</text:span> </text:p>
          </table:table-cell>
        </table:table-row>
        <table:table-row table:style-name="Table5.6">
          <table:covered-table-cell/>
          <table:covered-table-cell/>
          <table:table-cell table:style-name="Table5.C6" office:value-type="string">
            <text:p text:style-name="P46"><text:span text:style-name="Tabelleninhalt">1</text:span> </text:p>
          </table:table-cell>
          <table:table-cell table:style-name="Table5.D6" office:value-type="string">
            <text:p text:style-name="P46"><text:span text:style-name="Tabelleninhalt">Sehr gut – Hervorragende Leistung</text:span> </text:p>
            <text:p text:style-name="P46"><text:span text:style-name="Tabelleninhalt">Excellent work</text:span> </text:p>
          </table:table-cell>
          <table:table-cell table:style-name="Table5.E6" office:value-type="string">
            <text:p text:style-name="P46"><text:span text:style-name="Tabelleninhalt">&lt;xsl:value-of-select=“grade1“/&gt;</text:span> </text:p>
          </table:table-cell>
          <table:table-cell table:style-name="Table5.F6" office:value-type="string">
            <text:p text:style-name="P46"><text:span text:style-name="Tabelleninhalt">&lt;xsl:value-of-select=“grade1“/&gt;</text:span></text:p>
          </table:table-cell>
        </table:table-row>
        <table:table-row table:style-name="Table5.7">
          <table:covered-table-cell/>
          <table:covered-table-cell/>
          <table:table-cell table:style-name="Table5.C7" office:value-type="string">
            <text:p text:style-name="P46"><text:span text:style-name="Tabelleninhalt">2</text:span> </text:p>
          </table:table-cell>
          <table:table-cell table:style-name="Table5.D7" office:value-type="string">
            <text:p text:style-name="P46"><text:span text:style-name="Tabelleninhalt">Gut – Generell gut, einige Fehler </text:span></text:p>
            <text:p text:style-name="P46"><text:span text:style-name="Tabelleninhalt">Generally good, some mistakes</text:span> </text:p>
          </table:table-cell>
          <table:table-cell table:style-name="Table5.E7" office:value-type="string">
            <text:p text:style-name="P46"><text:span text:style-name="Tabelleninhalt">&lt;xsl:value-of-select=“grade2“/&gt;</text:span></text:p>
          </table:table-cell>
          <table:table-cell table:style-name="Table5.F7" office:value-type="string">
            <text:p text:style-name="P46"><text:span text:style-name="Tabelleninhalt">&lt;xsl:value-of-select=“grade2“/&gt;</text:span></text:p>
          </table:table-cell>
        </table:table-row>
        <table:table-row table:style-name="Table5.8">
          <table:covered-table-cell/>
          <table:covered-table-cell/>
          <table:table-cell table:style-name="Table5.C8" office:value-type="string">
            <text:p text:style-name="P46"><text:span text:style-name="Tabelleninhalt">3</text:span> </text:p>
          </table:table-cell>
          <table:table-cell table:style-name="Table5.D8" office:value-type="string">
            <text:p text:style-name="P46"><text:span text:style-name="Tabelleninhalt">Befriedigend – Ausgewogen, einige entscheidende Fehler</text:span> </text:p>
            <text:p text:style-name="P46"><text:span text:style-name="Tabelleninhalt">Some major mistakes, Satisfactory</text:span> </text:p>
          </table:table-cell>
          <table:table-cell table:style-name="Table5.E8" office:value-type="string">
            <text:p text:style-name="P46"><text:span text:style-name="Tabelleninhalt">&lt;xsl:value-of-select=“grade3“/&gt;</text:span></text:p>
          </table:table-cell>
          <table:table-cell table:style-name="Table5.F8" office:value-type="string">
            <text:p text:style-name="P46"><text:span text:style-name="Tabelleninhalt">&lt;xsl:value-of-select=“grade3“/&gt;</text:span></text:p>
          </table:table-cell>
        </table:table-row>
        <table:table-row table:style-name="Table5.9">
          <table:covered-table-cell/>
          <table:covered-table-cell/>
          <table:table-cell table:style-name="Table5.C9" office:value-type="string">
            <text:p text:style-name="P46"><text:span text:style-name="Tabelleninhalt">4</text:span> </text:p>
          </table:table-cell>
          <table:table-cell table:style-name="Table5.D9" office:value-type="string">
            <text:p text:style-name="P46"><text:span text:style-name="Tabelleninhalt">Genügend – Leistung entsprechend den Minimalkriterien</text:span> </text:p>
            <text:p text:style-name="P46"><text:span text:style-name="Tabelleninhalt">Work meeting minimal criteria</text:span> </text:p>
          </table:table-cell>
          <table:table-cell table:style-name="Table5.E9" office:value-type="string">
            <text:p text:style-name="P46"><text:span text:style-name="Tabelleninhalt">&lt;xsl:value-of-select=“grade4“/&gt;</text:span></text:p>
          </table:table-cell>
          <table:table-cell table:style-name="Table5.F9" office:value-type="string">
            <text:p text:style-name="P46"><text:span text:style-name="Tabelleninhalt">&lt;xsl:value-of-select=“grade4“/&gt;</text:span></text:p>
          </table:table-cell>
        </table:table-row>
        <table:table-row table:style-name="Table5.10">
          <table:covered-table-cell/>
          <table:covered-table-cell/>
          <table:table-cell table:style-name="Table5.C10" office:value-type="string">
            <text:p text:style-name="P46"><text:span text:style-name="Tabelleninhalt">5</text:span> </text:p>
          </table:table-cell>
          <table:table-cell table:style-name="Table5.D10" office:value-type="string">
            <text:p text:style-name="P46"><text:span text:style-name="Tabelleninhalt">Nicht Genügend – Erfordert weitere Arbeit</text:span> </text:p>
            <text:p text:style-name="P46"><text:span text:style-name="Tabelleninhalt">More work is required</text:span> </text:p>
          </table:table-cell>
          <table:table-cell table:style-name="Table5.E10" office:value-type="string">
            <text:p text:style-name="P46"><text:span text:style-name="Tabelleninhalt">&lt;xsl:value-of-select=“grade5“/&gt;</text:span></text:p>
          </table:table-cell>
          <table:table-cell table:style-name="Table5.F10" office:value-type="string">
            <text:p text:style-name="P46"><text:span text:style-name="Tabelleninhalt">&lt;xsl:value-of-select=“grade5“/&gt;</text:span></text:p>
          </table:table-cell>
        </table:table-row>
        <table:table-row table:style-name="Table5.11">
          <table:covered-table-cell/>
          <table:covered-table-cell/>
          <table:table-cell table:style-name="Table5.C11" office:value-type="string">
            <text:p text:style-name="P46"><text:span text:style-name="Tabelleninhalt">TG/Ea</text:span> </text:p>
          </table:table-cell>
          <table:table-cell table:style-name="Table5.D11" office:value-type="string">
            <text:p text:style-name="P46"><text:span text:style-name="Tabelleninhalt">Mit Erfolg Teilgenommen </text:span></text:p>
            <text:p text:style-name="P46"><text:span text:style-name="Tabelleninhalt">Successful Participation</text:span> </text:p>
          </table:table-cell>
          <table:table-cell table:style-name="Table5.E11" office:value-type="string">
            <text:p text:style-name="P46"><text:span text:style-name="Tabelleninhalt">&lt;xsl:value-of-select=“gradeEa“/&gt;</text:span></text:p>
          </table:table-cell>
          <table:table-cell table:style-name="Table5.F11" office:value-type="string">
            <text:p text:style-name="P46"><text:span text:style-name="Tabelleninhalt">&lt;xsl:value-of-select=“gradeEa“/&gt;</text:span></text:p>
          </table:table-cell>
        </table:table-row>
        <table:table-row table:style-name="Table5.12">
          <table:covered-table-cell/>
          <table:covered-table-cell/>
          <table:table-cell table:style-name="Table5.C12" office:value-type="string">
            <text:p text:style-name="P46"><text:span text:style-name="Tabelleninhalt">AR</text:span> </text:p>
          </table:table-cell>
          <table:table-cell table:style-name="Table5.D12" office:value-type="string">
            <text:p text:style-name="P46"><text:span text:style-name="Tabelleninhalt">Angerechnet auf Basis von Vorleistungen</text:span> </text:p>
            <text:p text:style-name="P46"><text:span text:style-name="Tabelleninhalt">Credited based on previous experience/work</text:span> </text:p>
          </table:table-cell>
          <table:table-cell table:style-name="Table5.E12" office:value-type="string">
            <text:p text:style-name="P46"><text:span text:style-name="Tabelleninhalt">&lt;xsl:value-of-select=“gradeAr“/&gt;</text:span></text:p>
          </table:table-cell>
          <table:table-cell table:style-name="Table5.F12" office:value-type="string">
            <text:p text:style-name="P46"><text:span text:style-name="Tabelleninhalt">&lt;xsl:value-of-select=“gradeAr“/&gt;</text:span></text:p>
          </table:table-cell>
        </table:table-row>
        <table:table-row table:style-name="Table5.11">
          <table:covered-table-cell/>
          <table:covered-table-cell/>
          <table:table-cell table:style-name="Table5.C13" office:value-type="string">
            <text:p text:style-name="P46"><text:span text:style-name="Tabelleninhalt">Nb</text:span> </text:p>
          </table:table-cell>
          <table:table-cell table:style-name="Table5.D13" office:value-type="string">
            <text:p text:style-name="P46"><text:span text:style-name="Tabelleninhalt"><text:span text:style-name="T2">Nicht Beurteilt</text:span></text:span><text:span text:style-name="Tabelleninhalt"> </text:span></text:p>
            <text:p text:style-name="P46"><text:span text:style-name="Tabelleninhalt"><text:span text:style-name="T2">Not Graded</text:span></text:span><text:span text:style-name="Tabelleninhalt"> </text:span></text:p>
          </table:table-cell>
          <table:table-cell table:style-name="Table5.E13" office:value-type="string">
            <text:p text:style-name="P46"><text:span text:style-name="Tabelleninhalt">&lt;xsl:value-of-select=“gradeNb“/&gt;</text:span></text:p>
          </table:table-cell>
          <table:table-cell table:style-name="Table5.F13" office:value-type="string">
            <text:p text:style-name="P46"><text:span text:style-name="Tabelleninhalt">&lt;xsl:value-of-select=“gradeNb“/&gt;</text:span></text:p>
          </table:table-cell>
        </table:table-row>
        <table:table-row table:style-name="Table5.14">
          <table:table-cell table:style-name="Table5.A14" office:value-type="string">
            <text:p text:style-name="P44"><text:span text:style-name="Tabelleninhalt">4.5</text:span> </text:p>
          </table:table-cell>
          <table:table-cell table:style-name="Table5.B14" office:value-type="string">
            <text:p text:style-name="P46"><text:span text:style-name="Tabelleninhalt">Gesamtbeurteilung der Qualifikation</text:span> </text:p>
            <text:p text:style-name="P46"><text:span text:style-name="Tabelleninhalt">Overall classification of the qualification</text:span> </text:p>
          </table:table-cell>
          <table:table-cell table:style-name="Table5.C14" table:number-columns-spanned="4" office:value-type="string">
            <text:p text:style-name="P46"><text:span text:style-name="Tabelleninhalt">&lt;xsl:value-of-select=“beurteilung“/&gt;</text:span></text:p>
            <text:p text:style-name="P46"><text:span text:style-name="Tabelleninhalt">&lt;xsl:value-of-select=“beurteilung_english“/&gt;</text:span></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4"><text:span text:style-name="Tabelleninhalt">5.1</text:span> </text:p>
          </table:table-cell>
          <table:table-cell table:style-name="Table6.B2" office:value-type="string">
            <text:p text:style-name="P46"><text:span text:style-name="Tabelleninhalt">Zugangsberechtigung zu weiterführenden Studien</text:span> </text:p>
            <text:p text:style-name="P46"><text:span text:style-name="Tabelleninhalt">Access to further study</text:span> </text:p>
          </table:table-cell>
          <table:table-cell table:style-name="Table6.C2" office:value-type="string">
            <text:p text:style-name="P46"><text:span text:style-name="Tabelleninhalt">&lt;xsl:value-of-select=“zugangsberechtigung_deutsch“/&gt;</text:span></text:p>
            <text:p text:style-name="P46"><text:span text:style-name="Tabelleninhalt">&lt;xsl:value-of-select=“zugangsberechtigung_englisch“/&gt; </text:span></text:p>
          </table:table-cell>
        </table:table-row>
        <table:table-row table:style-name="Table6.3">
          <table:table-cell table:style-name="Table6.A3" office:value-type="string">
            <text:p text:style-name="P44"><text:span text:style-name="Tabelleninhalt">5.2</text:span> </text:p>
          </table:table-cell>
          <table:table-cell table:style-name="Table6.B3" office:value-type="string">
            <text:p text:style-name="P46"><text:span text:style-name="Tabelleninhalt">Beruflicher Status</text:span> </text:p>
            <text:p text:style-name="P46"><text:span text:style-name="Tabelleninhalt">Professional status conferred</text:span> </text:p>
          </table:table-cell>
          <table:table-cell table:style-name="Table6.C3" office:value-type="string">
            <text:p text:style-name="P46"><text:span text:style-name="Tabelleninhalt">Zugang zu akademischen Berufen nach Maßgabe der berufsrechtlichen Vorschriften; Diplom im Sinne der Richtlinie 89/48/EWG.</text:span> </text:p>
            <text:p text:style-name="P46"><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4"><text:span text:style-name="Tabelleninhalt">6.1</text:span> </text:p>
          </table:table-cell>
          <table:table-cell table:style-name="Table7.B2" office:value-type="string">
            <text:p text:style-name="P46"><text:span text:style-name="Tabelleninhalt">Weitere Angaben</text:span> </text:p>
            <text:p text:style-name="P46"><text:span text:style-name="Tabelleninhalt">Additional information</text:span> </text:p>
          </table:table-cell>
          <table:table-cell table:style-name="Table7.C2" office:value-type="string">
            <text:p text:style-name="P46"><text:span text:style-name="Tabelleninhalt"><text:span text:style-name="T2">&lt;xsl:value-of-select=“praktikum“/&gt; </text:span></text:span></text:p>
            <text:p text:style-name="P46"><text:span text:style-name="Tabelleninhalt"><text:span text:style-name="T2">&lt;xsl:value-of-select=“auslandssemester“/&gt;</text:span></text:span></text:p>
          </table:table-cell>
        </table:table-row>
        <table:table-row table:style-name="Table7.3">
          <table:table-cell table:style-name="Table7.A3" office:value-type="string">
            <text:p text:style-name="Tabelleninhalt_20_neu"><text:span text:style-name="Tabelleninhalt">6.2</text:span> </text:p>
          </table:table-cell>
          <table:table-cell table:style-name="Table7.B3" office:value-type="string">
            <text:p text:style-name="P46"><text:span text:style-name="Tabelleninhalt">Informationsquellen für ergänzende Angaben</text:span> </text:p>
            <text:p text:style-name="P46"><text:span text:style-name="Tabelleninhalt">Further information sources</text:span> </text:p>
          </table:table-cell>
          <table:table-cell table:style-name="Table7.C3" office:value-type="string">
            <text:p text:style-name="P46"><text:span text:style-name="Tabelleninhalt">www.technikum-wien.at</text:span> </text:p>
            <text:p text:style-name="P46"><text:span text:style-name="Tabelleninhalt">www.fhr.ac.at</text:span> </text:p>
            <text:p text:style-name="P46"><text:span text:style-name="Tabelleninhalt">www.bmwf.gv.at/home/academic_mobility/enic_naric_austria/</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5"><text:span text:style-name="Tabelleninhalt"/></text:p>
          </table:table-cell>
          <table:table-cell table:style-name="Table8.B2" office:value-type="string">
            <text:p text:style-name="P46"><text:span text:style-name="Tabelleninhalt">Datum</text:span> </text:p>
            <text:p text:style-name="P46"><text:span text:style-name="Tabelleninhalt">Date</text:span> </text:p>
            <text:p text:style-name="P46"><text:span text:style-name="Tabelleninhalt"><text:s/>&lt;xsl:value-of-select=“tagesdatum“/&gt;</text:span></text:p>
          </table:table-cell>
          <table:table-cell table:style-name="Table8.C2" office:value-type="string">
            <text:p text:style-name="P46"><text:span text:style-name="Tabelleninhalt">Studiengangsleitung</text:span> </text:p>
            <text:p text:style-name="P46"><text:span text:style-name="Tabelleninhalt">Program Director</text:span> </text:p>
            <text:p text:style-name="P46"><text:span text:style-name="Tabelleninhalt">&lt;xsl:value-of-select=“stgl“/&gt;</text:span></text:p>
          </table:table-cell>
          <table:table-cell table:style-name="Table8.D2" office:value-type="string">
            <text:p text:style-name="P46"><text:span text:style-name="Tabelleninhalt">Rundsiegel</text:span> </text:p>
            <text:p text:style-name="P46"><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Siehe folgende Seiten</text:p>
      <text:p text:style-name="P8">See following pages</text:p>
      <text:p text:style-name="P62">ANHANG: Angaben zum nationalen Hochschulsystem</text:p>
      <text:p text:style-name="P25"/>
      <text:p text:style-name="P43">Der postsekundäre Sektor in Österreich</text:p>
      <text:list xml:id="list292399663" text:style-name="WW8Num16">
        <text:list-item>
          <text:p text:style-name="P64">In Österreich umfasst der postsekundäre Sektor auf Universitätsniveau („Hochschulsektor")</text:p>
        </text:list-item>
      </text:list>
      <text:list xml:id="list1544573082" text:style-name="WW8Num13">
        <text:list-item>
          <text:list>
            <text:list-item>
              <text:p text:style-name="P59">die Öffentlichen Universitäten, erhalten vom Staat;</text:p>
            </text:list-item>
            <text:list-item>
              <text:p text:style-name="P59">die Privatuniversitäten, erhalten von privaten Trägern mit staatlicher Akkreditierung;</text:p>
            </text:list-item>
            <text:list-item>
              <text:p text:style-name="P59">die Erhalter von Fachhochschul-Studiengängen, erhalten von privatrechtlich organisierten und</text:p>
            </text:list-item>
            <text:list-item>
              <text:p text:style-name="P59">staatlich subventionierten oder von öffentlichen Trägern, mit staatlicher Akkreditierung (manche Trägern wurde die Berechtigung zur Führung der Bezeichnung „Fachhochschule" verliehen);</text:p>
            </text:list-item>
            <text:list-item>
              <text:p text:style-name="P59">die Pädagogischen Hochschulen, erhalten vom Staat oder von privaten Trägern mit staatlicher</text:p>
            </text:list-item>
            <text:list-item>
              <text:p text:style-name="P59">Akkreditierung;</text:p>
            </text:list-item>
            <text:list-item>
              <text:p text:style-name="P59">die Philosophisch-Theologischen Hochschulen, erhalten von der Katholischen Kirche</text:p>
            </text:list-item>
          </text:list>
        </text:list-item>
      </text:list>
      <text:p text:style-name="P14"/>
      <text:list xml:id="list662036995" text:continue-list="list292399663" text:style-name="WW8Num16">
        <text:list-item>
          <text:p text:style-name="P64">Der außeruniversitäre postsekundäre Sektor umfasst</text:p>
        </text:list-item>
      </text:list>
      <text:list xml:id="list484837219" text:continue-list="list1544573082" text:style-name="WW8Num13">
        <text:list-item>
          <text:list>
            <text:list-item>
              <text:p text:style-name="P59">die Hebammenakademien;</text:p>
            </text:list-item>
            <text:list-item>
              <text:p text:style-name="P59">die Medizinisch-Technischen Akademien;</text:p>
            </text:list-item>
            <text:list-item>
              <text:p text:style-name="P59">die Militärischen Akademien;</text:p>
            </text:list-item>
            <text:list-item>
              <text:p text:style-name="P59">die Diplomatische Akademie;</text:p>
            </text:list-item>
            <text:list-item>
              <text:p text:style-name="P59">bestimmte Psychotherapeutischen Ausbildungseinrichtungen;</text:p>
            </text:list-item>
            <text:list-item>
              <text:p text:style-name="P59">die Konservatorien;</text:p>
            </text:list-item>
            <text:list-item>
              <text:p text:style-name="P59">bestimmte Wirtschaftsschulen.</text:p>
            </text:list-item>
          </text:list>
        </text:list-item>
      </text:list>
      <text:p text:style-name="P14"/>
      <text:p text:style-name="P25">Im Folgenden wird ausschließlich auf den „Hochschulsektor" eingegangen.</text:p>
      <text:p text:style-name="P25"/>
      <text:p text:style-name="P43">Allgemeine Struktur des Hochschulwesens</text:p>
      <text:p text:style-name="P25">Es gibt ein altes und ein neues System der österreichischen ordentlichen Studien: das alte ohne Bezug zum Bologna-Prozess und das neue mit Bezug dazu.</text:p>
      <text:p text:style-name="P14"/>
      <text:list xml:id="list2070715958" text:continue-list="list662036995" text:style-name="WW8Num16">
        <text:list-item>
          <text:p text:style-name="P64">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66">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64"><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text:p>
        </text:list-item>
      </text:list>
      <text:p text:style-name="P25">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6">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5"/>
      <text:p text:style-name="P43">Diplomstudium</text:p>
      <text:p text:style-name="P25">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5"/>
      <text:p text:style-name="P43">Bachelorstudium</text:p>
      <text:p text:style-name="P25">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5"/>
      <text:p text:style-name="P43"><text:soft-page-break/>Masterstudium</text:p>
      <text:p text:style-name="P25">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5"/>
      <text:p text:style-name="P43">Doktoratsstudium</text:p>
      <text:p text:style-name="P25">Die Zulassung zu einem Doktoratsstudium an einer Universität erfolgt auf der Grundlage eines</text:p>
      <text:p text:style-name="P25">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5"/>
      <text:p text:style-name="P43">Leistungsbewertung und Notensystem (Österreichische Notenskala)</text:p>
      <text:p text:style-name="P25">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5">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Positiv</text:p>
          </table:table-cell>
          <table:covered-table-cell/>
        </table:table-row>
        <table:table-row table:style-name="Table10.1">
          <table:table-cell table:style-name="Table10.A2" office:value-type="string">
            <text:p text:style-name="P34">1</text:p>
          </table:table-cell>
          <table:table-cell table:style-name="Table10.A1" office:value-type="string">
            <text:p text:style-name="P34">Sehr gut – Hervorragende Leistung</text:p>
          </table:table-cell>
        </table:table-row>
        <table:table-row table:style-name="Table10.1">
          <table:table-cell table:style-name="Table10.A2" office:value-type="string">
            <text:p text:style-name="P34">2</text:p>
          </table:table-cell>
          <table:table-cell table:style-name="Table10.A1" office:value-type="string">
            <text:p text:style-name="P35">Gut – Generell gut, einige Fehler</text:p>
          </table:table-cell>
        </table:table-row>
        <table:table-row table:style-name="Table10.1">
          <table:table-cell table:style-name="Table10.A2" office:value-type="string">
            <text:p text:style-name="P34">3</text:p>
          </table:table-cell>
          <table:table-cell table:style-name="Table10.A1" office:value-type="string">
            <text:p text:style-name="P35">Befriedigend – Ausgewogen, einige entscheidende Fehler</text:p>
          </table:table-cell>
        </table:table-row>
        <table:table-row table:style-name="Table10.1">
          <table:table-cell table:style-name="Table10.A2" office:value-type="string">
            <text:p text:style-name="P34">4</text:p>
          </table:table-cell>
          <table:table-cell table:style-name="Table10.A1" office:value-type="string">
            <text:p text:style-name="P35">Genügend/Leistung entsprechen den Minimalkriterien</text:p>
          </table:table-cell>
        </table:table-row>
        <table:table-row table:style-name="Table10.1">
          <table:table-cell table:style-name="Table10.A1" table:number-columns-spanned="2" office:value-type="string">
            <text:p text:style-name="P34">Negativ</text:p>
          </table:table-cell>
          <table:covered-table-cell/>
        </table:table-row>
        <table:table-row table:style-name="Table10.1">
          <table:table-cell table:style-name="Table10.A2" office:value-type="string">
            <text:p text:style-name="P34">5</text:p>
          </table:table-cell>
          <table:table-cell table:style-name="Table10.A1" office:value-type="string">
            <text:p text:style-name="P35">Nicht Genügend/Erfordert weitere Arbeit</text:p>
          </table:table-cell>
        </table:table-row>
      </table:table>
      <text:p text:style-name="P8"/>
      <text:p text:style-name="P63">APPENDIX: Information on the Austrian higher education system</text:p>
      <text:p text:style-name="P27"/>
      <text:p text:style-name="P41">Post-secondary Education in Austria</text:p>
      <text:list xml:id="list1278985561" text:continue-numbering="true" text:style-name="WW8Num16">
        <text:list-item>
          <text:p text:style-name="P65">The Austrian post-secondary university level sector (Hochschulsektor) consists of</text:p>
        </text:list-item>
      </text:list>
      <text:list xml:id="list1799544936" text:continue-list="list484837219" text:style-name="WW8Num13">
        <text:list-item>
          <text:list>
            <text:list-item>
              <text:p text:style-name="P60">Public universities (Universitäten), maintained by the state;</text:p>
            </text:list-item>
            <text:list-item>
              <text:p text:style-name="P60">private universities (Privatuniversitäten), operated by private organizations with state accreditation;</text:p>
            </text:list-item>
            <text:list-item>
              <text:p text:style-name="P60">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60">university colleges of education (Pädagogische Hochschulen) maintained by the state or operated by private organizations with state accreditation;</text:p>
            </text:list-item>
            <text:list-item>
              <text:p text:style-name="P60">universities of philosophy and theology (Philosophisch-Theologische Hochschulen), operated by the Roman Catholic Church.</text:p>
            </text:list-item>
          </text:list>
        </text:list-item>
      </text:list>
      <text:p text:style-name="P15"/>
      <text:list xml:id="list840170779" text:continue-list="list1278985561" text:style-name="WW8Num16">
        <text:list-item>
          <text:p text:style-name="P65">The non-university post-secondary sector (außeruniversitärer postsekundärer Sektor) consists of</text:p>
        </text:list-item>
      </text:list>
      <text:list xml:id="list1147055323" text:continue-list="list1799544936" text:style-name="WW8Num13">
        <text:list-item>
          <text:list>
            <text:list-item>
              <text:p text:style-name="P60">academies for midwifery (Hebammenakademien);</text:p>
            </text:list-item>
            <text:list-item>
              <text:p text:style-name="P60">clinical technical academies (Medizinisch-Technische Akademien);</text:p>
            </text:list-item>
            <text:list-item>
              <text:p text:style-name="P60">military academies (Militärische Akademien);</text:p>
            </text:list-item>
            <text:list-item>
              <text:p text:style-name="P60">the school of international studies (Diplomatische Akademie);</text:p>
            </text:list-item>
            <text:list-item>
              <text:p text:style-name="P61">certain training institutions for psychotherapists (Psychotherapeutische Ausbildungseinrichtungen);</text:p>
            </text:list-item>
            <text:list-item>
              <text:p text:style-name="P60">conservatories (Konservatorien);</text:p>
            </text:list-item>
            <text:list-item>
              <text:p text:style-name="P60">certain business schools (Wirtschaftsschulen).</text:p>
            </text:list-item>
          </text:list>
        </text:list-item>
      </text:list>
      <text:p text:style-name="P15"/>
      <text:p text:style-name="P17">The following text addresses exclusively the university level sector.</text:p>
      <text:p text:style-name="P17"/>
      <text:p text:style-name="P41">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821975721" text:continue-list="list840170779" text:style-name="WW8Num16">
        <text:list-item>
          <text:p text:style-name="P65">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65">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2">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41">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may take a vocationally <text:soft-page-break/>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2">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2">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41">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Positive</text:p>
          </table:table-cell>
          <table:covered-table-cell/>
        </table:table-row>
        <table:table-row table:style-name="Table11.1">
          <table:table-cell table:style-name="Table11.A2" office:value-type="string">
            <text:p text:style-name="P34">1</text:p>
          </table:table-cell>
          <table:table-cell table:style-name="Table11.A1" office:value-type="string">
            <text:p text:style-name="P34"><text:span text:style-name="T4">"</text:span>Sehr gut " – Excellent work</text:p>
          </table:table-cell>
        </table:table-row>
        <table:table-row table:style-name="Table11.1">
          <table:table-cell table:style-name="Table11.A2" office:value-type="string">
            <text:p text:style-name="P34">2</text:p>
          </table:table-cell>
          <table:table-cell table:style-name="Table11.A1" office:value-type="string">
            <text:p text:style-name="P34"><text:span text:style-name="T4">"</text:span>Gut" – Generally good, some mistakes </text:p>
          </table:table-cell>
        </table:table-row>
        <table:table-row table:style-name="Table11.1">
          <table:table-cell table:style-name="Table11.A2" office:value-type="string">
            <text:p text:style-name="P34">3</text:p>
          </table:table-cell>
          <table:table-cell table:style-name="Table11.A1" office:value-type="string">
            <text:p text:style-name="P34"><text:span text:style-name="T4">"</text:span>Befriedigend" – Some major mistakes, satisfactory </text:p>
          </table:table-cell>
        </table:table-row>
        <table:table-row table:style-name="Table11.1">
          <table:table-cell table:style-name="Table11.A2" office:value-type="string">
            <text:p text:style-name="P34">4</text:p>
          </table:table-cell>
          <table:table-cell table:style-name="Table11.A1" office:value-type="string">
            <text:p text:style-name="P34"><text:span text:style-name="T4">"</text:span>Genügend" – Work meeting minimal criteria </text:p>
          </table:table-cell>
        </table:table-row>
        <table:table-row table:style-name="Table11.1">
          <table:table-cell table:style-name="Table11.A1" table:number-columns-spanned="2" office:value-type="string">
            <text:p text:style-name="P34">Negative</text:p>
          </table:table-cell>
          <table:covered-table-cell/>
        </table:table-row>
        <table:table-row table:style-name="Table11.1">
          <table:table-cell table:style-name="Table11.A2" office:value-type="string">
            <text:p text:style-name="P34">5</text:p>
          </table:table-cell>
          <table:table-cell table:style-name="Table11.A1" office:value-type="string">
            <text:p text:style-name="P34"><text:span text:style-name="T4">"</text:span>Nicht Genügend" – more work is required</text:p>
          </table:table-cell>
        </table:table-row>
      </table:table>
      <text:p text:style-name="P13"/>
      <text:p text:style-name="P13"><draw:frame draw:style-name="fr2" draw:name="graphics3" text:anchor-type="paragraph" svg:width="17cm" svg:height="24.042cm" draw:z-index="14"><draw:image xlink:href="Pictures/100000000000092300000CECE56EC0B3.tif" xlink:type="simple" xlink:show="embed" xlink:actuate="onLoad"/></draw:frame><text:soft-page-break/></text:p>
      <text:p text:style-name="P58">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6"><text:span text:style-name="T4"><text:s text:c="13"/></text:span>Student ID: &lt;xsl:value-of-select=”matrikelnummer”/&gt; </text:p>
      <text:p text:style-name="P36"><text:span text:style-name="T4"><text:s text:c="14"/></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University of Applied Science Technikum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2">Date</text:p>
          </table:table-cell>
          <table:table-cell table:style-name="Table12.A1" office:value-type="string">
            <text:p text:style-name="P52">Course</text:p>
          </table:table-cell>
          <table:table-cell table:style-name="Table12.A1" office:value-type="string">
            <text:p text:style-name="P53">Type<text:span text:style-name="T5">1</text:span></text:p>
          </table:table-cell>
          <table:table-cell table:style-name="Table12.A1" office:value-type="string">
            <text:p text:style-name="P53">SP/W<text:span text:style-name="T5">2</text:span></text:p>
          </table:table-cell>
          <table:table-cell table:style-name="Table12.A1" office:value-type="string">
            <text:p text:style-name="P53">ECTS credits</text:p>
          </table:table-cell>
          <table:table-cell table:style-name="Table12.F1" office:value-type="string">
            <text:p text:style-name="P53">Grade³</text:p>
          </table:table-cell>
        </table:table-row>
        <table:table-row table:style-name="Table12.1">
          <table:table-cell table:style-name="Table12.A4" table:number-columns-spanned="6" office:value-type="string">
            <text:p text:style-name="P51">&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22">&lt;xsl:value-of-select=”bezeichnung_englisch”/&gt;</text:p>
          </table:table-cell>
          <table:table-cell table:style-name="Table12.C5" office:value-type="string">
            <text:p text:style-name="P50">&lt;xsl:value-of-select=”lehrform_kurzbz”/&gt;</text:p>
          </table:table-cell>
          <table:table-cell table:style-name="Table12.D5" office:value-type="string">
            <text:p text:style-name="P50">&lt;xsl:value-of-select=”sws”/&gt;</text:p>
          </table:table-cell>
          <table:table-cell table:style-name="Table12.E5" office:value-type="string">
            <text:p text:style-name="P50">&lt;xsl:value-of-select=”ects”/&gt;</text:p>
          </table:table-cell>
          <table:table-cell table:style-name="Table12.F5" office:value-type="string">
            <text:p text:style-name="P50">&lt;xsl:value-of-select=”note”/&gt;</text:p>
          </table:table-cell>
        </table:table-row>
        <table:table-row table:style-name="Table12.1">
          <table:table-cell table:style-name="Table12.A4" table:number-columns-spanned="6" office:value-type="string">
            <text:p text:style-name="P53"/>
          </table:table-cell>
          <table:covered-table-cell/>
          <table:covered-table-cell/>
          <table:covered-table-cell/>
          <table:covered-table-cell/>
          <table:covered-table-cell/>
        </table:table-row>
        <table:table-row table:style-name="Table12.1">
          <table:table-cell table:style-name="Table12.A5" office:value-type="string">
            <text:p text:style-name="P54">Total</text:p>
          </table:table-cell>
          <table:table-cell table:style-name="Table12.B5" office:value-type="string">
            <text:p text:style-name="P54"/>
          </table:table-cell>
          <table:table-cell table:style-name="Table12.C5" office:value-type="string">
            <text:p text:style-name="P55"/>
          </table:table-cell>
          <table:table-cell table:style-name="Table12.D5" office:value-type="string">
            <text:p text:style-name="P55"/>
          </table:table-cell>
          <table:table-cell table:style-name="Table12.E5" office:value-type="string">
            <text:p text:style-name="P50">&lt;xsl:value-of-select=”ects_total”/&gt;</text:p>
          </table:table-cell>
          <table:table-cell table:style-name="Table12.F5" office:value-type="string">
            <text:p text:style-name="P55"/>
          </table:table-cell>
        </table:table-row>
      </table:table>
      <text:p text:style-name="P19"/>
      <text:p text:style-name="P19"/>
      <text:p text:style-name="P19"/>
      <text:p text:style-name="P24">¹ Type: Laboratory (LAB), Lecture (VO), Integrated Course (ILV), Seminar (SE), Tutorial (TUT), Project (PRJ), Exercise (UE), Distance Learning (FL)</text:p>
      <text:p text:style-name="P24">² 1 Semester period per week = 45 minutes</text:p>
      <text:p text:style-name="P24">³ Grading Scheme: excellent (1), very good (2), good (3), satisfactory (4), fail (5), not graded (nb), Credit based on previous experience/work (ar), successfully completed (ea), not successfully completed (nea)</text:p>
      <text:p text:style-name="P18"><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3" table:style-name="Table13">
        <table:table-column table:style-name="Table13.A" table:number-columns-repeated="2"/>
        <table:table-row table:style-name="Table13.1">
          <table:table-cell table:style-name="Table13.A1" office:value-type="string">
            <text:p text:style-name="P37">……………………………………………………………</text:p>
            <text:p text:style-name="P38">Vienna, 04.06.2012</text:p>
            <text:p text:style-name="P10"/>
          </table:table-cell>
          <table:table-cell table:style-name="Table13.A1" office:value-type="string">
            <text:p text:style-name="P37">……………………………………………………………</text:p>
            <text:p text:style-name="P39"><text:span text:style-name="T1">FH-Prof. Dipl.-Ing. Dr. Fritz Schmöllebeck<text:line-break/>Program Director</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size="8pt" fo:language="de" fo:country="DE" style:font-name-asian="Times New Roman" style:font-size-asian="8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cm" fo:margin-bottom="0.212cm" fo:line-height="110%" fo:keep-with-next="always"/>
      <style:text-properties fo:color="#0086cb" fo:font-size="36pt" fo:language="de" fo:country="AT" style:letter-kerning="true" style:font-size-asian="3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212cm" fo:line-height="110%" fo:keep-with-next="always"/>
      <style:text-properties fo:color="#0086cb" fo:font-size="26pt" style:font-size-asian="26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fo:line-height="110%" fo:keep-with-next="always"/>
      <style:text-properties fo:color="#0086cb" fo:font-size="18pt" style:font-size-asian="18pt" style:font-name-complex="Arial" style:font-size-complex="13pt" style:font-weight-complex="bold"/>
    </style:style>
    <style:style style:name="Heading_20_4" style:display-name="Heading 4" style:family="paragraph" style:parent-style-name="Standard" style:next-style-name="Standard" style:class="text">
      <style:paragraph-properties fo:margin-top="0cm" fo:margin-bottom="0.212cm"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fo:line-height="110%"/>
      <style:text-properties fo:language="de" fo:country="AT"/>
    </style:style>
    <style:style style:name="Tabelleninhalt_20_neu" style:display-name="Tabelleninhalt neu" style:family="paragraph" style:parent-style-name="Standard">
      <style:paragraph-properties fo:margin-top="0.106cm" fo:margin-bottom="0.106cm"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text-position="0% 100%" style:font-name="Wingdings" fo:font-size="14pt" style:font-size-asian="14pt" style:font-name-complex="Wingdings" style:font-size-complex="14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0" style:family="text">
      <style:text-properties fo:color="#008462" style:text-position="super 58%" style:font-name="Wingdings" fo:font-size="20pt" style:font-size-asian="20pt" style:font-name-complex="Wingdings" style:font-size-complex="20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5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5z2" style:family="text">
      <style:text-properties style:text-position="-9% 100%" style:font-name="Wingdings" fo:font-size="11pt" style:font-size-asian="11pt" style:font-name-complex="Wingdings"/>
    </style:style>
    <style:style style:name="WW8Num15z3" style:family="text">
      <style:text-properties style:font-name="Symbol" style:font-name-complex="Symbol"/>
    </style:style>
    <style:style style:name="WW8Num15z4" style:family="text">
      <style:text-properties style:font-name="Courier New" style:font-name-complex="Courier New"/>
    </style:style>
    <style:style style:name="WW8Num15z5" style:family="text">
      <style:text-properties style:font-name="Wingdings" style:font-name-complex="Wingdings"/>
    </style:style>
    <style:style style:name="WW8Num16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17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0" style:family="text">
      <style:text-properties fo:font-variant="normal" fo:text-transform="none" fo:color="#000000" style:text-outline="false" style:text-line-through-style="none" style:text-position="0%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8z4" style:family="text">
      <style:text-properties style:font-name="Courier New" style:font-name-complex="Courier New"/>
    </style:style>
    <style:style style:name="WW8Num19z0" style:family="text">
      <style:text-properties fo:color="#008462" style:text-position="super 58%" style:font-name="Wingdings" fo:font-size="20pt" style:font-size-asian="20pt" style:font-name-complex="Wingdings" style:font-size-complex="20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text-position="0% 100%" style:font-name="Wingdings" fo:font-size="14pt" style:font-size-asian="14pt" style:font-name-complex="Wingdings" style:font-size-complex="14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1z1" style:family="text">
      <style:text-properties style:text-position="9% 100%" style:font-name="Helvetica" fo:font-size="11pt" style:font-size-asian="11pt" style:font-name-complex="Helvetica"/>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2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2z2" style:family="text">
      <style:text-properties fo:font-variant="normal" fo:text-transform="none" fo:color="#000000" style:text-outline="false" style:text-line-through-style="none" style:text-position="-9%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3z4" style:family="text">
      <style:text-properties style:font-name="Courier New" style:font-name-complex="Courier New"/>
    </style:style>
    <style:style style:name="WW8Num24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text-position="-7% 100%" style:font-name="Wingdings" fo:font-size="14pt" style:font-size-asian="14pt"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Absatz-Standardschriftart" style:family="text"/>
    <style:style style:name="Page_20_Number" style:display-name="Page Number" style:family="text">
      <style:text-properties style:font-name="Arial" fo:font-size="9pt" style:font-size-asian="9pt" style:font-name-complex="Arial"/>
    </style:style>
    <style:style style:name="Internet_20_link" style:display-name="Internet link" style:family="text">
      <style:text-properties fo:color="#0086cb" style:font-name="Arial" fo:font-size="11pt" style:text-underline-style="none" style:font-size-asian="11pt" style:font-name-complex="Arial"/>
    </style:style>
    <style:style style:name="Visited_20_Internet_20_Link" style:display-name="Visited Internet Link" style:family="text">
      <style:text-properties fo:color="#626b71" style:font-name="Arial" fo:font-size="11pt" style:text-underline-style="none" style:font-size-asian="11pt" style:font-name-complex="Arial"/>
    </style:style>
    <style:style style:name="Tabelleninhalt" style:family="text">
      <style:text-properties fo:color="#000000" fo:language="de" fo:country="AT"/>
    </style:style>
    <style:style style:name="_20_Zchn_20_Zchn" style:display-name=" Zchn Zchn" style:family="text">
      <style:text-properties style:font-name="Arial" fo:font-size="8pt" fo:language="de" fo:country="DE" style:font-size-asian="8pt" style:font-name-complex="Arial" style:font-size-complex="12pt"/>
    </style:style>
    <style:style style:name="_20_Zchn_20_Zchn1" style:display-name=" Zchn Zchn1" style:family="text">
      <style:text-properties style:font-name="Arial" fo:font-size="9pt" fo:language="de" fo:country="DE" style:font-size-asian="9pt"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T1" style:family="text">
      <style:text-properties fo:language="en" fo:country="U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5, 1200 Wien<text:tab/><text:tab/></text:span>

        </text:p>
      </style:footer>
    </style:master-page>
    <style:master-page style:name="Left_20_Page" style:display-name="Left Page" style:page-layout-name="Mpm2" style:next-style-name="Right_20_Page"/>
    <style:master-page style:name="Right_20_Page" style:display-name="Right Page" style:page-layout-name="Mpm3" style:next-style-name="Left_20_Page">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5, 1200 Wien<text:tab/><text:tab/></text:span>
        </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First_20_convert_20_1" style:display-name="First convert 1" style:page-layout-name="Mpm5" style:next-style-name="Convert_20_1">
      <style:header>
        <text:p text:style-name="Header"/>
      </style:header>
      <style:footer>
        <text:p text:style-name="Footer"/>
      </style:footer>
    </style:master-page>
    <style:master-page style:name="Convert_20_1" style:display-name="Convert 1" style:page-layout-name="Mpm6">
      <style:header>
        <text:p text:style-name="MP1">
          <draw:frame draw:style-name="Mfr1" draw:name="graphics2" text:anchor-type="char" svg:x="11.506cm" svg:y="-0.113cm" svg:width="5.6cm" svg:height="1.73cm" draw:z-index="13">
            <draw:image xlink:href="Pictures/200000260000EA33000048730E9FA19E.wmf" xlink:type="simple" xlink:show="embed" xlink:actuate="onLoad"/>
          </draw:frame>
        </text:p>
      </style:header>
      <style:footer>
        <text:p text:style-name="MP4"/>
        <text:p text:style-name="MP5">
          <text:span text:style-name="MT1">University of Applied Sciences Technikum Wien, Hoechstaedtplatz 5, 1200 Wien<text:tab/><text:tab/></text:span>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plomasupplement</dc:title>
    <meta:initial-creator>Isabel Birnstingl</meta:initial-creator>
    <meta:creation-date>2012-05-22T17:46:00</meta:creation-date>
    <dc:creator>karl </dc:creator>
    <dc:date>2012-09-20T10:08:51</dc:date>
    <meta:editing-cycles>22</meta:editing-cycles>
    <meta:generator>LibreOffice/3.5$Linux_X86_64 LibreOffice_project/350m1$Build-2</meta:generator>
    <meta:printed-by>karl burkhart</meta:printed-by>
    <meta:print-date>2012-06-04T16:14:03</meta:print-date>
    <meta:editing-duration>PT2H21M39S</meta:editing-duration>
    <meta:document-statistic meta:table-count="13" meta:image-count="3" meta:object-count="0" meta:page-count="16" meta:paragraph-count="318" meta:word-count="3181" meta:character-count="26832" meta:non-whitespace-character-count="23844"/>
    <meta:user-defined meta:name="Info 1"/>
    <meta:user-defined meta:name="Info 2"/>
    <meta:user-defined meta:name="Info 3"/>
    <meta:user-defined meta:name="Info 4"/>
  </office:meta>
</office:document-meta>
</file>